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line-height="0.2in"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line-height="0.2098in"/>
      <style:text-properties fo:font-size="11pt" style:font-size-asian="11pt" style:font-size-complex="11pt"/>
    </style:style>
    <style:style style:name="P4" style:family="paragraph" style:parent-style-name="Standard" style:list-style-name="L1">
      <style:paragraph-properties fo:line-height="0.2098in"/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line-height="0.2098in"/>
      <style:text-properties fo:font-size="11pt" style:font-size-asian="11pt" style:font-size-complex="11pt"/>
    </style:style>
    <style:style style:name="P6" style:family="paragraph" style:parent-style-name="Standard" style:list-style-name="L1">
      <style:paragraph-properties fo:line-height="0.2098in"/>
      <style:text-properties fo:font-size="10pt" style:font-size-asian="10pt" style:font-size-complex="10pt"/>
    </style:style>
    <text:list-style style:name="L1">
      <text:list-level-style-number text:level="1" text:style-name="Numbering_20_Symbols" style:num-prefix=" " style:num-suffix=".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.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)" style:num-format="a">
        <style:list-level-properties text:space-before="0.75in" text:min-label-width="0.25in"/>
      </text:list-level-style-number>
      <text:list-level-style-bullet text:level="4" text:style-name="Bullet_20_Symbols" style:num-prefix=" " style:num-suffix=" 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meterized Model Inputs</text:p>
      <text:p text:style-name="P2"/>
      <text:list text:style-name="L1">
        <text:list-item>
          <text:p text:style-name="P4">Global Options</text:p>
          <text:list>
            <text:list-item>
              <text:p text:style-name="P5"><text:s text:c="2"/>Number of Threads</text:p>
              <text:list>
                <text:list-item>
                  <text:p text:style-name="P6">total (integer)</text:p>
                </text:list-item>
              </text:list>
            </text:list-item>
            <text:list-item>
              <text:p text:style-name="P5"><text:s text:c="2"/>Homogeneous Threads</text:p>
              <text:list>
                <text:list-item>
                  <text:p text:style-name="P6">true (bool)</text:p>
                </text:list-item>
                <text:list-item>
                  <text:p text:style-name="P6">false (bool)</text:p>
                </text:list-item>
              </text:list>
            </text:list-item>
          </text:list>
        </text:list-item>
        <text:list-item>
          <text:p text:style-name="P4">Thread Specific Options</text:p>
          <text:list>
            <text:list-item>
              <text:p text:style-name="P5"><text:s text:c="2"/>Transaction Granularity</text:p>
              <text:list>
                <text:list-item>
                  <text:p text:style-name="P6">average transaction instruction count (float)</text:p>
                </text:list-item>
                <text:list-item>
                  <text:p text:style-name="P6">time series of transaction instruction counts (integer list)</text:p>
                </text:list-item>
                <text:list-item>
                  <text:p text:style-name="P6">normalized histogram of transaction instruction counts (float list)</text:p>
                </text:list-item>
              </text:list>
            </text:list-item>
            <text:list-item>
              <text:p text:style-name="P5"><text:s text:c="2"/>Transaction Stride</text:p>
              <text:list>
                <text:list-item>
                  <text:p text:style-name="P6">average sequential instruction count (float)</text:p>
                </text:list-item>
                <text:list-item>
                  <text:p text:style-name="P6">time series of sequential instruction counts (integer list)</text:p>
                </text:list-item>
                <text:list-item>
                  <text:p text:style-name="P6">normalized histogram of sequential instruction counts (float list)</text:p>
                </text:list-item>
              </text:list>
            </text:list-item>
            <text:list-item>
              <text:p text:style-name="P5"><text:s text:c="2"/>Read Set Size</text:p>
              <text:list>
                <text:list-item>
                  <text:p text:style-name="P6">average number of unique transactional loads (float)</text:p>
                </text:list-item>
                <text:list-item>
                  <text:p text:style-name="P6">time series of unique loads per transaction (integer list)</text:p>
                </text:list-item>
                <text:list-item>
                  <text:p text:style-name="P6">normalized histogram of unique loads per transaction (float list)</text:p>
                </text:list-item>
              </text:list>
            </text:list-item>
            <text:list-item>
              <text:p text:style-name="P5"><text:s text:c="2"/>Write Set Size</text:p>
              <text:list>
                <text:list-item>
                  <text:p text:style-name="P6">average number of unique transactional writes (float)</text:p>
                </text:list-item>
                <text:list-item>
                  <text:p text:style-name="P6">time series of unique writes per transaction (integer list)</text:p>
                </text:list-item>
                <text:list-item>
                  <text:p text:style-name="P6">normalized histogram of unique writes per transaction (float list)</text:p>
                </text:list-item>
              </text:list>
            </text:list-item>
            <text:list-item>
              <text:p text:style-name="P5"><text:s text:c="2"/>Shared (Conflict-able) Memory Per Transaction</text:p>
              <text:list>
                <text:list-item>
                  <text:p text:style-name="P6">complete - = 100% (string)</text:p>
                </text:list-item>
                <text:list-item>
                  <text:p text:style-name="P6">high - random amount &gt;= 50% (string)</text:p>
                </text:list-item>
                <text:list-item>
                  <text:p text:style-name="P6">low - random amount &lt; 50% (string)</text:p>
                </text:list-item>
                <text:list-item>
                  <text:p text:style-name="P6">minimal – at least one per transaction (string)</text:p>
                </text:list-item>
                <text:list-item>
                  <text:p text:style-name="P6">none - = 0% (string)</text:p>
                </text:list-item>
                <text:list-item>
                  <text:p text:style-name="P6">time series of complete/high/low/minimal/none values (string list)</text:p>
                </text:list-item>
                <text:list-item>
                  <text:p text:style-name="P6">normalized histogram of complete/high/low/minimal/none (float list – 5 entries)</text:p>
                </text:list-item>
              </text:list>
            </text:list-item>
            <text:list-item>
              <text:p text:style-name="P5"><text:s text:c="2"/>Conflict Distribution Model</text:p>
              <text:list>
                <text:list-item>
                  <text:p text:style-name="P6">high – shared memory read near begin, write near end (string)</text:p>
                </text:list-item>
                <text:list-item>
                  <text:p text:style-name="P6">random (string)</text:p>
                </text:list-item>
                <text:list-item>
                  <text:p text:style-name="P6">time series of high/random values (string list)</text:p>
                </text:list-item>
                <text:list-item>
                  <text:p text:style-name="P6">normalized histogram of high/random values (float list – 2 entries)</text:p>
                </text:list-item>
              </text:list>
            </text:list-item>
            <text:list-item>
              <text:p text:style-name="P5"><text:s text:c="2"/>Target Transactional Instruction Mix*</text:p>
              <text:list>
                <text:list-item>
                  <text:p text:style-name="P6">normalized MEM / INT / FP (float list – 3 entries)</text:p>
                </text:list-item>
              </text:list>
            </text:list-item>
            <text:list-item>
              <text:p text:style-name="P5"><text:s text:c="2"/>Target Sequential Instruction Mix*</text:p>
              <text:list>
                <text:list-item>
                  <text:p text:style-name="P6">normalized MEM / INT / FP (float list – 3 entries)</text:p>
                </text:list-item>
              </text:list>
            </text:list-item>
          </text:list>
        </text:list-item>
      </text:list>
      <text:p text:style-name="P3"/>
      <text:p text:style-name="P3">* Note that the instruction mix is a target that will be satisfied on a per transaction basis after the minimum number of reads/writes have been achieved within the constraints of the transaction granular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9-04T15:42:53</meta:creation-date>
    <dc:date>2008-09-08T12:26:11</dc:date>
    <meta:print-date>2008-09-08T12:18:29</meta:print-date>
    <meta:editing-cycles>8</meta:editing-cycles>
    <meta:editing-duration>PT3H38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2" meta:word-count="264" meta:character-count="1868"/>
  </office:meta>
</office:document-meta>
</file>